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text-align="justify" style:justify-single-word="false" fo:text-indent="1.249cm" style:auto-text-indent="false"/>
      <style:text-properties fo:font-variant="normal" fo:text-transform="none" fo:font-size="12pt" fo:font-style="normal" fo:font-weight="normal" officeooo:paragraph-rsid="000bd7c0" style:font-size-asian="12pt" style:font-size-complex="12pt"/>
    </style:style>
    <style:style style:name="P2" style:family="paragraph" style:parent-style-name="Text_20_body">
      <style:paragraph-properties fo:margin-left="0cm" fo:margin-right="0cm" fo:text-align="justify" style:justify-single-word="false" fo:text-indent="1.249cm" style:auto-text-indent="false"/>
      <style:text-properties fo:font-variant="normal" fo:text-transform="none" fo:font-size="12pt" fo:font-style="normal" fo:font-weight="normal" officeooo:rsid="001ba240" officeooo:paragraph-rsid="000bd7c0" style:font-size-asian="12pt" style:font-size-complex="12pt"/>
    </style:style>
    <style:style style:name="P3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font-variant="normal" fo:text-transform="none" fo:font-size="12pt" fo:font-style="normal" fo:font-weight="normal" officeooo:paragraph-rsid="000bd7c0" style:font-size-asian="12pt" style:font-size-complex="12pt"/>
    </style:style>
    <style:style style:name="P4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font-variant="normal" fo:text-transform="none" fo:font-size="12pt" fo:font-style="normal" fo:font-weight="normal" officeooo:paragraph-rsid="000f33c6" style:font-size-asian="12pt" style:font-size-complex="12pt"/>
    </style:style>
    <style:style style:name="P5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font-variant="normal" fo:text-transform="none" fo:font-size="12pt" fo:font-style="normal" fo:font-weight="normal" officeooo:rsid="0019f329" officeooo:paragraph-rsid="000bd7c0" style:font-size-asian="12pt" style:font-size-complex="12pt"/>
    </style:style>
    <style:style style:name="P6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font-variant="normal" fo:text-transform="none" fo:color="#ce181e" fo:font-size="12pt" fo:font-style="normal" style:text-underline-style="solid" style:text-underline-width="auto" style:text-underline-color="font-color" fo:font-weight="bold" officeooo:rsid="000bd7c0" officeooo:paragraph-rsid="000bd7c0" style:font-size-asian="12pt" style:font-weight-asian="bold" style:font-size-complex="12pt" style:font-weight-complex="bold"/>
    </style:style>
    <style:style style:name="P7" style:family="paragraph" style:parent-style-name="Standard">
      <style:paragraph-properties fo:margin-left="0cm" fo:margin-right="0cm" fo:text-align="center" style:justify-single-word="false" fo:text-indent="1.249cm" style:auto-text-indent="false"/>
      <style:text-properties fo:font-variant="normal" fo:text-transform="none" fo:color="#ce181e" fo:font-size="14pt" fo:font-style="normal" style:text-underline-style="solid" style:text-underline-width="auto" style:text-underline-color="font-color" fo:font-weight="bold" officeooo:rsid="000cae6f" officeooo:paragraph-rsid="000cae6f" style:font-size-asian="12.25pt" style:font-weight-asian="bold" style:font-size-complex="14pt" style:font-weight-complex="bold"/>
    </style:style>
    <style:style style:name="P8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officeooo:paragraph-rsid="000bd7c0"/>
    </style:style>
    <style:style style:name="P9" style:family="paragraph" style:parent-style-name="Standard" style:master-page-name="">
      <loext:graphic-properties draw:fill="none"/>
      <style:paragraph-properties fo:margin-left="0cm" fo:margin-right="0cm" fo:text-align="center" style:justify-single-word="false" fo:text-indent="0cm" style:auto-text-indent="false" style:page-number="auto" fo:background-color="transparent"/>
      <style:text-properties fo:font-variant="normal" fo:text-transform="none" fo:color="#ce181e" fo:font-size="14pt" fo:font-style="normal" style:text-underline-style="solid" style:text-underline-width="auto" style:text-underline-color="font-color" fo:font-weight="bold" officeooo:rsid="000cae6f" officeooo:paragraph-rsid="000cae6f" style:font-size-asian="12.25pt" style:font-weight-asian="bold" style:font-size-complex="14pt" style:font-weight-complex="bold"/>
    </style:style>
    <style:style style:name="P10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font-variant="normal" fo:text-transform="none" fo:font-size="12pt" fo:font-style="normal" fo:font-weight="normal" officeooo:paragraph-rsid="000bd7c0" style:font-size-asian="12pt" style:font-size-complex="12pt"/>
    </style:style>
    <style:style style:name="P11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font-variant="normal" fo:text-transform="none" fo:font-size="12pt" fo:font-style="normal" fo:font-weight="normal" officeooo:paragraph-rsid="002e63fa" style:font-size-asian="12pt" style:font-size-complex="12pt"/>
    </style:style>
    <style:style style:name="P12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fo:font-variant="normal" fo:text-transform="none" fo:color="#000000" fo:font-size="12pt" fo:font-style="normal" style:text-underline-style="none" fo:font-weight="normal" officeooo:rsid="000cae6f" officeooo:paragraph-rsid="002e63fa" style:font-size-asian="12pt" style:font-weight-asian="bold" style:font-size-complex="12pt" style:font-weight-complex="bold"/>
    </style:style>
    <style:style style:name="P13" style:family="paragraph" style:parent-style-name="Standard">
      <style:paragraph-properties fo:margin-left="0cm" fo:margin-right="0cm" fo:text-align="justify" style:justify-single-word="false" fo:text-indent="1.249cm" style:auto-text-indent="false"/>
      <style:text-properties officeooo:paragraph-rsid="002e63fa"/>
    </style:style>
    <style:style style:name="T1" style:family="text">
      <style:text-properties officeooo:rsid="0019f329"/>
    </style:style>
    <style:style style:name="T2" style:family="text">
      <style:text-properties officeooo:rsid="001ba240"/>
    </style:style>
    <style:style style:name="T3" style:family="text">
      <style:text-properties fo:font-variant="normal" fo:text-transform="none" fo:font-size="12pt" fo:font-style="normal" fo:font-weight="normal" style:font-size-asian="12pt" style:font-size-complex="12pt"/>
    </style:style>
    <style:style style:name="T4" style:family="text">
      <style:text-properties fo:font-variant="normal" fo:text-transform="none" fo:font-size="12pt" fo:font-style="normal" fo:font-weight="normal" officeooo:rsid="001ba240" style:font-size-asian="12pt" style:font-size-complex="12pt"/>
    </style:style>
    <style:style style:name="T5" style:family="text">
      <style:text-properties fo:font-variant="normal" fo:text-transform="none" fo:font-size="12pt" fo:font-style="normal" fo:font-weight="normal" officeooo:rsid="002e63fa" style:font-size-asian="12pt" style:font-size-complex="12pt"/>
    </style:style>
    <style:style style:name="T6" style:family="text">
      <style:text-properties officeooo:rsid="002e63f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UNIFICAÇÃO – RECLUSÃO + DETENÇÃO + RESTRITIVA DE DIREITOS</text:p>
      <text:p text:style-name="P3"/>
      <text:p text:style-name="P3">Vistos etc.</text:p>
      <text:p text:style-name="P3">Tratam os autos de cumprimento de pena de 01 (um) ano de detenção, p<text:span text:style-name="T1">elo</text:span> delito art. 12, "caput" da Lei 10.826/03 <text:span text:style-name="T1">e de 05 (cinco) meses de prestação de serviços à comunidade pela prática do delito capitulado no art. 28 a Lei 11.343/06,</text:span> atualmente em regime aberto, <text:span text:style-name="T1">relativamente à ação penal nº 0104856-24.2016.8.20.0001</text:span>; <text:s/>sendo recebida, agora, nova Guia de Recolhimento, tratando de condenação a 11 (onze) anos e 09 (nove) meses, em regime fechado, pelos crimes dispostos no art. 33, "caput" do SISNAD e art. 2º, "caput", da Lei 12.850/2013, referente à ação penal nº 0100578-72.2019.8.20.0001.</text:p>
      <text:p text:style-name="P5">Verifico que, quando do cadastramento da ação penal nº <text:s/>0104856-24.2016.8.20.0001 no SEEU, não foi inserida a pena de 05 (cinco) meses referente à prestação de serviços à comunidade, constando apenas a pena de <text:s/>01 (um) ano de detenção.</text:p>
      <text:p text:style-name="P3">Relatados.</text:p>
      <text:p text:style-name="P3">Por oportuno, anoto que a data-base para futuros benefícios deve ser a da última prisão ou falta grave.</text:p>
      <text:p text:style-name="P3">Dispõe o art. 44, § 5º, do Código Penal que "sobrevindo condenação a pena privativa de liberdade, por outro crime, o juiz da execução penal decidirá sobre a conversão da pena restritiva de direitos anterior, podendo deixar de aplicá-la se for possível ao condenado cumpri-las concomitantemente.</text:p>
      <text:p text:style-name="P3">De seu lado, a consolidada jurisprudência do Superior Tribunal de Justiça, interpretando tal dispositivo, afirma que " independentemente de a condenação à pena restritiva de direitos ser anterior ou posterior à sanção privativa de liberdade, a conversão ou não da pena restritiva de direitos em privativa de liberdade fica unicamente na dependência da compatibilidade de cumprimento simultâneo das sanções" (AgRg no REsp 1688238/MG, Rel. Ministro JOEL ILAN PACIORNIK, QUINTA TURMA, julgado em 25/06/2019, DJe 05/08/2019)</text:p>
      <text:p text:style-name="P1">No caso, porém, tratando-se do crime previsto no art. 28 da Lei de Drogas, o tipo penal não prevê a pena privativa de liberdade, tornando inviável a conversão.</text:p>
      <text:p text:style-name="P2">Ademais, condenado às penas de detenção e reclusão, inicialmente deverá ser cumprida a pena de reclusão e, posteriormente, a pena de detenção, consoante dispõe o art. 76, do Código Penal.</text:p>
      <text:p text:style-name="P3">No caso, o apenado cumpre atualmente pena de reclusão em regime <text:span text:style-name="T2">aberto</text:span>, não tendo como cumprir, de forma paralela, a pena de prestação de serviços à comunidade <text:span text:style-name="T2">e a de detenção</text:span>.</text:p>
      <text:p text:style-name="P3">Enfim, trata-se, na espécie, de concurso material de delitos, não se podendo ter os fatos como continuação uns dos outros, devendo ser somadas as penas em execução.</text:p>
      <text:p text:style-name="P8"><text:span text:style-name="T3">Isto posto, unifico em </text:span><text:span text:style-name="T4">onze </text:span><text:span text:style-name="Strong_20_Emphasis"><text:span text:style-name="T3">anos </text:span></text:span><text:span text:style-name="Strong_20_Emphasis"><text:span text:style-name="T4">e nove</text:span></text:span><text:span text:style-name="Strong_20_Emphasis"><text:span text:style-name="T3"> meses </text:span></text:span><text:span text:style-name="T3">de reclusão, </text:span><text:span text:style-name="T4">um ano de detenção e cinco meses de prestação de serviços à comunidade </text:span><text:span text:style-name="T3">a pena privativa de liberdade em execução nestes autos, a ser cumprida </text:span><text:span text:style-name="T4">incialmente</text:span><text:span text:style-name="T3"> a </text:span><text:span text:style-name="Strong_20_Emphasis"><text:span text:style-name="T3">reclusão</text:span></text:span><text:span text:style-name="T3"> em regime </text:span><text:span text:style-name="Strong_20_Emphasis"><text:span text:style-name="T3">fechado, </text:span></text:span><text:span text:style-name="Strong_20_Emphasis"><text:span text:style-name="T4">face determinado em sentença condenatória,</text:span></text:span><text:span text:style-name="T3"> e a </text:span><text:span text:style-name="T4">um ano de </text:span><text:span text:style-name="Strong_20_Emphasis"><text:span text:style-name="T3">detenção </text:span></text:span><text:span text:style-name="Strong_20_Emphasis"><text:span text:style-name="T4">e a restritiva de direitos</text:span></text:span><text:span text:style-name="Strong_20_Emphasis"><text:span text:style-name="T3"> </text:span></text:span><text:span text:style-name="T3">em regime </text:span><text:span text:style-name="Strong_20_Emphasis"><text:span text:style-name="T3">aberto</text:span></text:span><text:span text:style-name="T3">, ficando portanto suspensa </text:span><text:span text:style-name="T4">estas duas últimas</text:span><text:span text:style-name="T3"> até a progressão de regime para o aberto.</text:span></text:p>
      <text:p text:style-name="P3">P.R.I. Comunique-se ao estabelecimento prisional e expeça-se a competente Guia de Execução Penal unificadora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9"><text:soft-page-break/>RASCUNHO</text:p>
      <text:p text:style-name="P7"/>
      <text:p text:style-name="P7"/>
      <text:p text:style-name="P4"/>
      <text:p text:style-name="P11">Vistos etc.</text:p>
      <text:p text:style-name="P11">Tratam os autos de cumprimento de pena <text:span text:style-name="T6">unificada em 20</text:span> (<text:span text:style-name="T6">vinte</text:span>) ano<text:span text:style-name="T6">s, 03 (três) meses e 15 (quinze) dias de reclusão, em regime fechado</text:span>; sendo recebida, agora, nova Guia de Recolhimento, tratando de condenação a <text:span text:style-name="T6">02 (dois) anos</text:span> <text:span text:style-name="T6">de reclusão</text:span>, em regime <text:span text:style-name="T6">aberto</text:span>, pelos crimes dispostos no art. 33, "caput" d<text:span text:style-name="T6">a Lei 11.343/06</text:span> e art. <text:span text:style-name="T6">12</text:span>, da Lei <text:span text:style-name="T6">10.826/0</text:span>3, referente à ação penal nº <text:span text:style-name="T6">0002120-58.2012.8.20.0100, tendo sido determinado na sentença a substituição da pena por duas restritivas de direito</text:span>.</text:p>
      <text:p text:style-name="P11"><text:span text:style-name="T6">Relatados.</text:span></text:p>
      <text:p text:style-name="P11">Dispõe o art. 44, § 5º, do Código Penal que "sobrevindo condenação a pena privativa de liberdade, por outro crime, o juiz da execução penal decidirá sobre a conversão da pena restritiva de direitos anterior, podendo deixar de aplicá-la se for possível ao condenado cumpri-las concomitantemente.</text:p>
      <text:p text:style-name="P11">De seu lado, a consolidada jurisprudência do Superior Tribunal de Justiça, interpretando tal dispositivo, afirma que " independentemente de a condenação à pena restritiva de direitos ser anterior ou posterior à sanção privativa de liberdade, a conversão ou não da pena restritiva de direitos em privativa de liberdade fica unicamente na dependência da compatibilidade de cumprimento simultâneo das sanções" (AgRg no REsp 1688238/MG, Rel. Ministro JOEL ILAN PACIORNIK, QUINTA TURMA, julgado em 25/06/2019, DJe 05/08/2019)</text:p>
      <text:p text:style-name="P11">No caso, o apenado cumpre atualmente pena de reclusão em regime <text:span text:style-name="T6">fechado</text:span>, não tendo como cumprir, de forma paralela, a pena de prestação de serviços à comunidade <text:span text:style-name="T2">e a de detenção</text:span>.</text:p>
      <text:p text:style-name="P11">Por oportuno, anoto que a data-base para futuros benefícios deve ser a da última prisão ou falta grave.</text:p>
      <text:p text:style-name="P11">Enfim, trata-se, na espécie, de concurso material de delitos, não se podendo ter os fatos como continuação uns dos outros, devendo ser somadas as penas em execução.</text:p>
      <text:p text:style-name="P13"><text:span text:style-name="T3">Isto posto, </text:span><text:span text:style-name="T5">converto a pena restritiva de direitos em privativa de liberdade e</text:span><text:span text:style-name="T3"> unifico em </text:span><text:span text:style-name="T5">vinte e dois</text:span><text:span text:style-name="T4"> </text:span><text:span text:style-name="Strong_20_Emphasis"><text:span text:style-name="T3">anos, </text:span></text:span><text:span text:style-name="Strong_20_Emphasis"><text:span text:style-name="T5">três</text:span></text:span><text:span text:style-name="Strong_20_Emphasis"><text:span text:style-name="T3"> meses </text:span></text:span><text:span text:style-name="Strong_20_Emphasis"><text:span text:style-name="T5">e quinze</text:span></text:span><text:span text:style-name="Strong_20_Emphasis"><text:span text:style-name="T3"> </text:span></text:span><text:span text:style-name="T3">de reclusão</text:span><text:span text:style-name="T4"> </text:span><text:span text:style-name="T3">a pena privativa de liberdade em execução nestes autos, a ser cumprida </text:span><text:span text:style-name="T4">in</text:span><text:span text:style-name="T5">i</text:span><text:span text:style-name="T4">cialmente</text:span><text:span text:style-name="T3"> a </text:span><text:span text:style-name="Strong_20_Emphasis"><text:span text:style-name="T3">reclusão</text:span></text:span><text:span text:style-name="T3"> em regime </text:span><text:span text:style-name="Strong_20_Emphasis"><text:span text:style-name="T3">fechado, </text:span></text:span><text:span text:style-name="Strong_20_Emphasis"><text:span text:style-name="T4">face </text:span></text:span><text:span text:style-name="Strong_20_Emphasis"><text:span text:style-name="T5">ao saldo de penas.</text:span></text:span></text:p>
      <text:p text:style-name="P12">P.R.I. Comunique-se ao estabelecimento prisional e expeça-se a competente Guia de Execução Penal unificador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9T09:56:51.762000000</meta:creation-date>
    <dc:date>2019-10-14T14:34:49.537000000</dc:date>
    <meta:editing-duration>PT5H25M42S</meta:editing-duration>
    <meta:editing-cycles>6</meta:editing-cycles>
    <meta:generator>LibreOffice/6.0.3.2$Windows_X86_64 LibreOffice_project/8f48d515416608e3a835360314dac7e47fd0b821</meta:generator>
    <meta:document-statistic meta:table-count="0" meta:image-count="0" meta:object-count="0" meta:page-count="2" meta:paragraph-count="25" meta:word-count="831" meta:character-count="5223" meta:non-whitespace-character-count="4413"/>
  </office:meta>
</office:document-meta>
</file>